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style:style>
    <style:style style:name="P2" style:parent-style-name="Normal" style:family="paragraph">
      <style:text-properties style:font-name="Times New Roman" style:font-name-complex="Times New Roman"/>
    </style:style>
    <style:style style:name="P3" style:parent-style-name="Normal" style:family="paragraph">
      <style:text-properties style:font-name="Times New Roman" style:font-name-complex="Times New Roman"/>
    </style:style>
    <style:style style:name="P4" style:parent-style-name="Normal" style:family="paragraph">
      <style:text-properties style:font-name="Times New Roman" style:font-name-complex="Times New Roman"/>
    </style:style>
    <style:style style:name="P5" style:parent-style-name="Normal" style:family="paragraph">
      <style:paragraph-properties fo:text-align="center"/>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style:style>
    <style:style style:name="T8" style:parent-style-name="DefaultParagraphFont" style:family="text">
      <style:text-properties style:font-name="Times New Roman" style:font-name-complex="Times New Roman" fo:font-style="italic" style:font-style-asian="italic"/>
    </style:style>
    <style:style style:name="T9" style:parent-style-name="DefaultParagraphFont" style:family="text">
      <style:text-properties style:font-name="Times New Roman" style:font-name-complex="Times New Roman" fo:font-style="italic" style:font-style-asian="italic"/>
    </style:style>
    <style:style style:name="P10" style:parent-style-name="Normal" style:family="paragraph">
      <style:text-properties style:font-name="Times New Roman" style:font-name-complex="Times New Roman" fo:color="#000000"/>
    </style:style>
    <style:style style:name="P11" style:parent-style-name="Normal" style:family="paragraph">
      <style:paragraph-properties fo:line-height="200%"/>
      <style:text-properties style:font-name="Times New Roman" style:font-name-complex="Times New Roman"/>
    </style:style>
    <style:style style:name="P12" style:parent-style-name="Normal" style:family="paragraph">
      <style:paragraph-properties fo:line-height="200%" fo:text-indent="0.5in"/>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font-name-complex="Times New Roman"/>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style:style>
    <style:style style:name="T18" style:parent-style-name="FootnoteReference"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P44" style:parent-style-name="Normal" style:family="paragraph">
      <style:paragraph-properties fo:line-height="200%" fo:text-indent="0.5in"/>
    </style:style>
    <style:style style:name="T45" style:parent-style-name="DefaultParagraphFont" style:family="text">
      <style:text-properties style:font-name="Times New Roman" style:font-name-complex="Times New Roman"/>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fo:font-style="italic" style:font-style-asian="italic"/>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style:style>
    <style:style style:name="T68" style:parent-style-name="FootnoteReference" style:family="text">
      <style:text-properties style:font-name="Times New Roman" style:font-name-complex="Times New Roman"/>
    </style:style>
    <style:style style:name="T69" style:parent-style-name="DefaultParagraphFont" style:family="text">
      <style:text-properties style:font-name="Times New Roman" style:font-name-complex="Times New Roman"/>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name="T78" style:parent-style-name="FootnoteReference"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style:style>
    <style:style style:name="T82" style:parent-style-name="DefaultParagraphFont" style:family="text">
      <style:text-properties style:font-name="Times New Roman" style:font-name-complex="Times New Roman"/>
    </style:style>
    <style:style style:name="P83" style:parent-style-name="Normal" style:family="paragraph">
      <style:paragraph-properties fo:line-height="200%" fo:text-indent="0.5in"/>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Times New Roman" style:font-name-complex="Times New Roman"/>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style>
    <style:style style:name="T103" style:parent-style-name="DefaultParagraphFont" style:family="text">
      <style:text-properties style:font-name="Times New Roman" style:font-name-complex="Times New Roman"/>
    </style:style>
    <style:style style:name="T104" style:parent-style-name="DefaultParagraphFont" style:family="text">
      <style:text-properties style:font-name="Times New Roman" style:font-name-complex="Times New Roman"/>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fo:font-style="italic" style:font-style-asian="italic"/>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style>
    <style:style style:name="P117" style:parent-style-name="Normal" style:family="paragraph">
      <style:paragraph-properties fo:line-height="200%" fo:text-indent="0.5in"/>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style>
    <style:style style:name="T124" style:parent-style-name="FootnoteReference" style:family="text">
      <style:text-properties style:font-name="Times New Roman" style:font-name-complex="Times New Roman"/>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style:style>
    <style:style style:name="T128" style:parent-style-name="DefaultParagraphFont"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style:style>
    <style:style style:name="T130" style:parent-style-name="DefaultParagraphFont" style:family="text">
      <style:text-properties style:font-name="Times New Roman" style:font-name-complex="Times New Roman"/>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P136" style:parent-style-name="Normal" style:family="paragraph">
      <style:paragraph-properties fo:line-height="200%" fo:text-indent="0.5in"/>
      <style:text-properties style:font-name="Times New Roman" style:font-name-complex="Times New Roman"/>
    </style:style>
    <style:style style:name="P137" style:parent-style-name="Normal" style:family="paragraph">
      <style:paragraph-properties fo:break-before="page" fo:line-height="200%"/>
      <style:text-properties style:font-name="Times New Roman" style:font-name-complex="Times New Roman"/>
    </style:style>
    <style:style style:name="P138" style:parent-style-name="Normal" style:family="paragraph">
      <style:paragraph-properties fo:text-align="center" fo:line-height="200%" fo:text-indent="0.5in"/>
      <style:text-properties style:font-name="Times New Roman" style:font-name-complex="Times New Roman"/>
    </style:style>
    <style:style style:name="P139" style:parent-style-name="ListParagraph" style:list-style-name="LFO1" style:family="paragraph">
      <style:paragraph-properties fo:widows="0" fo:orphans="0" style:text-autospace="none"/>
    </style:style>
    <style:style style:name="T140" style:parent-style-name="DefaultParagraphFont" style:family="text">
      <style:text-properties style:font-name="Times New Roman" style:font-name-complex="Times New Roman" fo:color="#000000"/>
    </style:style>
    <style:style style:name="T141" style:parent-style-name="DefaultParagraphFont" style:family="text">
      <style:text-properties style:font-name="Times New Roman" style:font-name-complex="Times New Roman" fo:font-style="italic" style:font-style-asian="italic" style:font-style-complex="italic" fo:color="#000000"/>
    </style:style>
    <style:style style:name="T142" style:parent-style-name="DefaultParagraphFont" style:family="text">
      <style:text-properties style:font-name="Times New Roman" style:font-name-complex="Times New Roman" fo:color="#000000"/>
    </style:style>
    <style:style style:name="P143" style:parent-style-name="ListParagraph" style:family="paragraph">
      <style:paragraph-properties fo:widows="0" fo:orphans="0" style:text-autospace="none"/>
      <style:text-properties style:font-name="Times New Roman" style:font-name-complex="Times New Roman" fo:color="#000000"/>
    </style:style>
    <style:style style:name="P144" style:parent-style-name="ListParagraph" style:list-style-name="LFO1" style:family="paragraph">
      <style:paragraph-properties fo:widows="0" fo:orphans="0" style:text-autospace="none"/>
    </style:style>
    <style:style style:name="T145" style:parent-style-name="DefaultParagraphFont" style:family="text">
      <style:text-properties style:font-name="Times New Roman" style:font-name-complex="Times New Roman" fo:color="#000000"/>
    </style:style>
    <style:style style:name="T146" style:parent-style-name="DefaultParagraphFont" style:family="text">
      <style:text-properties style:font-name="Times New Roman" style:font-name-complex="Times New Roman" fo:font-style="italic" style:font-style-asian="italic" style:font-style-complex="italic" fo:color="#000000"/>
    </style:style>
    <style:style style:name="T147" style:parent-style-name="DefaultParagraphFont" style:family="text">
      <style:text-properties style:font-name="Times New Roman" style:font-name-complex="Times New Roman" fo:color="#000000"/>
    </style:style>
    <style:style style:name="P148" style:parent-style-name="ListParagraph" style:family="paragraph">
      <style:paragraph-properties fo:widows="0" fo:orphans="0" style:text-autospace="none"/>
      <style:text-properties style:font-name="Times New Roman" style:font-name-complex="Times New Roman" fo:color="#000000"/>
    </style:style>
    <style:style style:name="P149" style:parent-style-name="ListParagraph" style:list-style-name="LFO1" style:family="paragraph">
      <style:paragraph-properties fo:widows="0" fo:orphans="0" style:text-autospace="none"/>
    </style:style>
    <style:style style:name="T150" style:parent-style-name="DefaultParagraphFont" style:family="text">
      <style:text-properties style:font-name="Times New Roman" style:font-name-complex="Times New Roman" fo:color="#000000"/>
    </style:style>
    <style:style style:name="T151" style:parent-style-name="DefaultParagraphFont" style:family="text">
      <style:text-properties style:font-name="Times New Roman" style:font-name-complex="Times New Roman" fo:font-style="italic" style:font-style-asian="italic" style:font-style-complex="italic" fo:color="#000000"/>
    </style:style>
    <style:style style:name="T152" style:parent-style-name="DefaultParagraphFont" style:family="text">
      <style:text-properties style:font-name="Times New Roman" style:font-name-complex="Times New Roman" fo:color="#000000"/>
    </style:style>
    <style:style style:name="P153" style:parent-style-name="ListParagraph" style:family="paragraph">
      <style:text-properties style:font-name="Times New Roman" style:font-name-complex="Times New Roman"/>
    </style:style>
    <style:style style:name="P154" style:parent-style-name="ListParagraph" style:list-style-name="LFO1" style:family="paragraph"/>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fo:font-style="italic" style:font-style-asian="italic"/>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style:style>
    <style:style style:name="P160" style:parent-style-name="ListParagraph" style:family="paragraph">
      <style:text-properties style:font-name="Times New Roman" style:font-name-complex="Times New Roman"/>
    </style:style>
    <style:style style:name="P161" style:parent-style-name="ListParagraph" style:list-style-name="LFO1" style:family="paragraph"/>
    <style:style style:name="T162" style:parent-style-name="DefaultParagraphFont" style:family="text">
      <style:text-properties style:font-name="Times New Roman" style:font-name-complex="Times New Roman"/>
    </style:style>
    <style:style style:name="T163" style:parent-style-name="DefaultParagraphFont" style:family="text">
      <style:text-properties style:font-name="Times New Roman" style:font-name-complex="Times New Roman" fo:font-style="italic" style:font-style-asian="italic"/>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style:style>
    <style:style style:name="P166" style:parent-style-name="ListParagraph" style:family="paragraph">
      <style:text-properties style:font-name="Times New Roman" style:font-name-complex="Times New Roman"/>
    </style:style>
    <style:style style:name="P167" style:parent-style-name="ListParagraph" style:list-style-name="LFO1" style:family="paragraph"/>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fo:font-style="italic" style:font-style-asian="italic"/>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style:style>
    <style:style style:name="P172" style:parent-style-name="ListParagraph" style:family="paragraph">
      <style:text-properties style:font-name="Times New Roman" style:font-name-complex="Times New Roman"/>
    </style:style>
    <style:style style:name="P173" style:parent-style-name="ListParagraph" style:list-style-name="LFO1" style:family="paragraph"/>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fo:font-style="italic" style:font-style-asian="italic"/>
    </style:style>
    <style:style style:name="T176" style:parent-style-name="DefaultParagraphFont" style:family="text">
      <style:text-properties style:font-name="Times New Roman" style:font-name-complex="Times New Roman"/>
    </style:style>
    <style:style style:name="T177" style:parent-style-name="DefaultParagraphFont" style:family="text">
      <style:text-properties style:font-name="Times New Roman" style:font-name-complex="Times New Roman"/>
    </style:style>
    <style:style style:name="P178" style:parent-style-name="Normal" style:family="paragraph">
      <style:paragraph-properties fo:line-height="200%"/>
      <style:text-properties style:font-name="Times New Roman" style:font-name-complex="Times New Roman"/>
    </style:style>
  </office:automatic-styles>
  <office:body>
    <office:text text:use-soft-page-breaks="true">
      <text:p text:style-name="P1">Kubilay Agi</text:p>
      <text:p text:style-name="P2">UID: 304784519</text:p>
      <text:p text:style-name="P3">8 December<text:s/>2017</text:p>
      <text:p text:style-name="P4"/>
      <text:p text:style-name="P5"><text:span text:style-name="T6">Assignment 10 Report</text:span><text:span text:style-name="T7">:<text:s/></text:span><text:span text:style-name="T8">Clever Machines Learn H</text:span><text:span text:style-name="T9">ow to be Curious</text:span></text:p>
      <text:p text:style-name="P10"/>
      <text:p text:style-name="P11"><text:tab/>There are two major driving forces that contribute to the learning of a topic: extrinsic motivation and intrinsic motivation. Extrinsic motivation is<text:s/>a reward system that drives an entity toward its goal by rewarding it for successes and positive behavior, but penalizes it for negative behavior.<text:s/>Since the twentieth-century, research<text:s/>has been conducted on<text:s/>how to employ the learning reinforcement systems present in humans to create intelligent machines. Algorithms for machine learning and artificial intelligence<text:s/>use<text:s/>predominately extrinsic motivation reward systems.<text:s/>There are supervised and unsupervised types of machine learning that employ extrinsic motivation.<text:s/>More recently, intrinsically motivated machines have been created. Intrinsically motivated entities are capable of adapting to their environment and extrinsically motivated machines are effective and efficient in completing assigned tasks. Both have advantages and disadvantages over the other in different environments.<text:s/></text:p>
      <text:p text:style-name="P12"><text:span text:style-name="T13">Extrinsically motivated machines allow the user to precisely define what they want<text:s/></text:span><text:span text:style-name="T14">to be done. For example, Stanford University created AlphaGo, which was a program reinforced with machine learning that was able to defeat<text:s/></text:span><text:span text:style-name="T15">18-time world champion</text:span><text:span text:style-name="T16"><text:s/>Go player (Go is a<text:s/></text:span><text:span text:style-name="T17">complex board game).</text:span><text:span text:style-name="T18"><text:note text:note-class="footnote" text:id="_ftn0"><text:note-citation>1</text:note-citation><text:note-body><text:p text:style-name="FootnoteText"><text:span text:style-name="T19"><text:s/>“Self-play Code Excites Machine-Learning World”, Katyanna Quach, The Register.</text:span></text:p></text:note-body></text:note></text:span><text:span text:style-name="T20"><text:s/></text:span><text:span text:style-name="T21">However, a</text:span><text:span text:style-name="T22">lt</text:span><text:span text:style-name="T23">hough</text:span><text:span text:style-name="T24"><text:s/>it is</text:span><text:span text:style-name="T25"><text:s/>helpful in pushing the machine to do exactly what the user wants it to do, there are drawbacks to</text:span><text:span text:style-name="T26"><text:s/>the</text:span><text:span text:style-name="T27"><text:s/></text:span><text:span text:style-name="T28">extrinsic</text:span><text:span text:style-name="T29"><text:s/>reward system. The first issue comes with supervised machine learning: the training of the machine by the supervisor<text:s/></text:span><text:span text:style-name="T30">is time consuming</text:span><text:span text:style-name="T31">.<text:s/></text:span><text:span text:style-name="T32">Additionally, t</text:span><text:span text:style-name="T33">he machine may develop unexpected and undesired behaviors<text:s/></text:span><text:span text:style-name="T34">if it is unsupervised</text:span><text:span text:style-name="T35">.<text:s/></text:span><text:span text:style-name="T36">S</text:span><text:span text:style-name="T37">ince the reward system must be created specifically to address certain scenarios or tasks, the<text:s/></text:span><text:soft-page-break/><text:span text:style-name="T38">code for this is not portable to other machine learning agents.<text:s/></text:span><text:span text:style-name="T39">T</text:span><text:span text:style-name="T40">he programmers writing the code for the<text:s/></text:span><text:span text:style-name="T41">machine learning agent are forced to accou</text:span><text:span text:style-name="T42">nt for as many cases as possible. This way, they</text:span><text:span text:style-name="T43"><text:s/>can avoid a situation in which the machine learning agent has no way to assess whether it is succeeding or failing when performing a certain action.<text:s/></text:span></text:p>
      <text:p text:style-name="P44"><text:span text:style-name="T45">The solution to the issues with extrinsic motivation systems seem</text:span><text:span text:style-name="T46">s</text:span><text:span text:style-name="T47"><text:s/>to be intrinsic motivation.<text:s/></text:span><text:span text:style-name="T48">Pulkit Agrawal and Deepak Pathak are doing research at<text:s/></text:span><text:span text:style-name="T49">UC<text:s/></text:span><text:span text:style-name="T50">Berkeley<text:s/></text:span><text:span text:style-name="T51">on</text:span><text:span text:style-name="T52"><text:s/></text:span><text:span text:style-name="T53">employing</text:span><text:span text:style-name="T54"><text:s/>intrinsic motivation in machine learning.<text:s/></text:span><text:span text:style-name="T55">They have built a machine learning agent to play the</text:span><text:span text:style-name="T56"><text:s/>Nintendo video game<text:s/></text:span><text:span text:style-name="T57">Super Mario Brothers</text:span><text:span text:style-name="T58"><text:s/></text:span><text:span text:style-name="T59">where</text:span><text:span text:style-name="T60"><text:s/>the player’s objective is to</text:span><text:span text:style-name="T61"><text:s/>move through</text:span><text:span text:style-name="T62"><text:s/>a world filled with several obstacles and dangers.<text:s/></text:span><text:span text:style-name="T63">This approach to machine learning</text:span><text:span text:style-name="T64"><text:s/>was inspired by<text:s/></text:span><text:span text:style-name="T65">psychological studies about humans, and more specifically about toddlers.<text:s/></text:span><text:span text:style-name="T66">Studies show</text:span><text:span text:style-name="T67"><text:s/>that toddlers were more interested in toys that surprised them the most.</text:span><text:span text:style-name="T68"><text:note text:note-class="footnote" text:id="_ftn1"><text:note-citation>2</text:note-citation><text:note-body><text:p text:style-name="FootnoteText"><text:span text:style-name="T69"><text:s/>“The origins of Inquiry”, Laura Schulz, MIT</text:span><text:span text:style-name="T70">.</text:span></text:p></text:note-body></text:note></text:span><text:span text:style-name="T71"><text:s/></text:span><text:span text:style-name="T72">The algorithm for the machine learning agent is based off<text:s/></text:span><text:span text:style-name="T73">of favoring surprise over familiarity</text:span><text:span text:style-name="T74">. The process for the machine to explore the world is to develop a prediction for the screen after a few frames. It then makes its moves and the more incorrect the model is, the more surprised it is, and therefore the machine receives a larger<text:s/></text:span><text:span text:style-name="T75">incentive to continue its current actions</text:span><text:span text:style-name="T76">. In this fashion, the machine is able to explore the world around it. Perhaps the greatest benefit to this algorithm for machine learning is that the machine does not get stuck often because if it gets stuck then the screen remains the same for a long period of time, and therefore the surprise it receives will be minimal. The machine will try new things to remove itself from its current position to gain more reward.<text:s/></text:span><text:span text:style-name="T77">The algorithm for curiosity-driven machine learning is essentially a greedy algorithm that seeks the maximum reward (in this case, maximum surprise).</text:span><text:span text:style-name="T78"><text:note text:note-class="footnote" text:id="_ftn2"><text:note-citation>3</text:note-citation><text:note-body><text:p text:style-name="FootnoteText"><text:span text:style-name="T79"><text:s/>“Intrinsically Motivated Reinforcement Learning”,<text:s/></text:span><text:span text:style-name="T80">Satinder Singh,<text:s/></text:span><text:span text:style-name="T81">University of Michigan.</text:span></text:p></text:note-body></text:note></text:span><text:span text:style-name="T82"><text:s/></text:span></text:p>
      <text:p text:style-name="P83"><text:span text:style-name="T84">This method of teaching the machine<text:s/></text:span><text:span text:style-name="T85">how to behave</text:span><text:span text:style-name="T86"><text:s/>solves several problems of the<text:s/></text:span><text:span text:style-name="T87">extrinsic<text:s/></text:span><text:span text:style-name="T88">reward system. First of all, it allows the programmers to develop an algorithm that is more portable for different environments because the machine is not looking for anything in particular; it is only making a prediction model and checking its results. Additionally, there is much less time spent looking for grey areas that programmers may have missed when writing an extrinsic motivation system for their machine learning agent.<text:s/></text:span><text:span text:style-name="T89">Intrinsic motivation also requires far fewer resources to progress in its learning. Large data sets are not needed for the m</text:span><text:span text:style-name="T90">achine to develop its knowledge</text:span><text:span text:style-name="T91"><text:s/></text:span><text:span text:style-name="T92">This</text:span><text:span text:style-name="T93"><text:s/>is not the case with extrinsically motivated machine learning agents.<text:s/></text:span><text:span text:style-name="T94">However, there are issues with this form of motivation</text:span><text:span text:style-name="T95"><text:s/>as well. First of all</text:span><text:span text:style-name="T96">, the machine may get distracted by a piece of its environment. The example that the article presented was a television screen with static on it; the screen is constantly changing,<text:s/></text:span><text:span text:style-name="T97">so<text:s/></text:span><text:span text:style-name="T98">the machine is continually surprised by this</text:span><text:span text:style-name="T99"><text:s/>and gets stuck</text:span><text:span text:style-name="T100">.<text:s/></text:span><text:span text:style-name="T101">However, the researchers at UC Berkeley have developed a solution to this problem by<text:s/></text:span><text:span text:style-name="T102">developing</text:span><text:span text:style-name="T103"><text:s/>general features of the<text:s/></text:span><text:span text:style-name="T104">environment</text:span><text:span text:style-name="T105"><text:s/>i</text:span><text:span text:style-name="T106">nstead of<text:s/></text:span><text:span text:style-name="T107">focusing on<text:s/></text:span><text:span text:style-name="T108">each individual pixel</text:span><text:span text:style-name="T109">.<text:s/></text:span><text:span text:style-name="T110">Another issue comes with the environment that it was tested in. The machine learning agent had success in the<text:s/></text:span><text:span text:style-name="T111">Super Mario Brothers</text:span><text:span text:style-name="T112"><text:s/>video game, but this game is very linear and prevents the player from moving<text:s/></text:span><text:span text:style-name="T113">away from</text:span><text:span text:style-name="T114"><text:s/>the<text:s/></text:span><text:span text:style-name="T115">final</text:span><text:span text:style-name="T116"><text:s/>destination. The article did not acknowledge the complications that would arise if this type of algorithm was used in an open environment where there are no clear paths guiding it to the finishing position.</text:span></text:p>
      <text:p text:style-name="P117"><text:span text:style-name="T118">Even though the use of curiosity in machine learning has been researched since 1991, the<text:s/></text:span><text:span text:style-name="T119">curiosity-based machine learning</text:span><text:span text:style-name="T120"><text:s/>is rarely used on large-scale applications that physically interact with humans.<text:s/></text:span><text:span text:style-name="T121">Intrinsic curiosity holds potential in improving the speed at which machines learn and the quality of the learning</text:span><text:span text:style-name="T122"><text:s/>by “focus[ing] the attention of the machine and guid[ing] exploration”</text:span><text:span text:style-name="T123">.</text:span><text:span text:style-name="T124"><text:note text:note-class="footnote" text:id="_ftn3"><text:note-citation>4</text:note-citation><text:note-body><text:p text:style-name="FootnoteText"><text:span text:style-name="T125"><text:s/>“Clever Machines Learn How to be Curious”, John Pavlus, QuantaMagazine</text:span></text:p></text:note-body></text:note></text:span><text:span text:style-name="T126"><text:s/></text:span><text:span text:style-name="T127">However, beyond<text:s/></text:span><text:span text:style-name="T128">video<text:s/></text:span><text:span text:style-name="T129">games and contributing to other types of machine learning, it is difficult to find applications that require solely curiosity-based machine learning.<text:s/></text:span><text:span text:style-name="T130">The article suggests that curiosity would be “machine-learning overkill” in the context<text:s/></text:span><text:span text:style-name="T131">of<text:s/></text:span><text:span text:style-name="T132">autonomous<text:s/></text:span><text:span text:style-name="T133">vehicles</text:span><text:span text:style-name="T134">.<text:s/></text:span><text:span text:style-name="T135">The article points out the limitations of intrinsic motivation systems, but it fails to suggest fields in which it would be useful.</text:span></text:p>
      <text:p text:style-name="P136">Instead of focusing on creating solely curiosity driven machines, perhaps researchers should base their research in creating an algorithm that will be supplemental in machine learning. Pairing the intrinsic motivation algorithm with an extrinsic motivation could be useful because it would allow the machine to do most of the learning on its own, but it would allow the programmers to steer it in the right direction if the machine goes astray.<text:s/>Under the right circumstances, curiosity-based learning can be powerful. However, the time where intrinsically-motivated systems can contribute beneficially to the world on their own has not yet come. Progress in the field of psychology in better understanding human curiosity would also lead to improvements in intrinsically-motivated machines. But for now, resources would be better spent focus on improving our current machine learning agents.</text:p>
      <text:p text:style-name="P137"/>
      <text:p text:style-name="P138">Works Cited</text:p>
      <text:list text:style-name="LFO1" text:continue-numbering="true">
        <text:list-item>
          <text:p text:style-name="P139"><text:span text:style-name="T140">Pavlus, John.<text:s/></text:span><text:span text:style-name="T141">Clever Machines Learn How to Be Curious</text:span><text:span text:style-name="T142">. 19 Sept 2017. Quanta Magazine. https://www.quantamagazine.org/clever-machines-learn-how-to-be-curious-20170919/</text:span></text:p>
        </text:list-item>
      </text:list>
      <text:p text:style-name="P143"/>
      <text:list text:style-name="LFO1" text:continue-numbering="true">
        <text:list-item>
          <text:p text:style-name="P144"><text:span text:style-name="T145">Barto, Andrew.<text:s/></text:span><text:span text:style-name="T146">Intrinsically Motivated Learning of Hierarchical Collections of Skills.<text:s/></text:span><text:span text:style-name="T147">http://www.lira.dist.unige.it/teaching/SINA_08-09/SINA_PREV/library/ICDL2004/pdfs/24.pdf</text:span></text:p>
        </text:list-item>
      </text:list>
      <text:p text:style-name="P148"/>
      <text:list text:style-name="LFO1" text:continue-numbering="true">
        <text:list-item>
          <text:p text:style-name="P149"><text:span text:style-name="T150">Baldassarre, Gianluca.<text:s/></text:span><text:span text:style-name="T151">Intrinsically Motivated Learning Systems: An Overview.</text:span><text:span text:style-name="T152"><text:s/>https://link.springer.com/chapter/10.1007/978-3-642-32375-1_1#Sec3</text:span></text:p>
        </text:list-item>
      </text:list>
      <text:p text:style-name="P153"/>
      <text:list text:style-name="LFO1" text:continue-numbering="true">
        <text:list-item>
          <text:p text:style-name="P154"><text:span text:style-name="T155">Singh, Satinder.<text:s/></text:span><text:span text:style-name="T156">Intrinsically Motivated Reinforcement Learning</text:span><text:span text:style-name="T157">. University of Michigan.<text:s/></text:span><text:span text:style-name="T158">http://web.eecs.umich.edu/~baveja/Papers/FinalNIPSIMRL.pd</text:span><text:span text:style-name="T159">f</text:span></text:p>
        </text:list-item>
      </text:list>
      <text:p text:style-name="P160"/>
      <text:list text:style-name="LFO1" text:continue-numbering="true">
        <text:list-item>
          <text:p text:style-name="P161"><text:span text:style-name="T162">Schulz, Laura.<text:s/></text:span><text:span text:style-name="T163">The origins of inquiry: inductive inference and exploration in early childhood.</text:span><text:span text:style-name="T164"><text:s/>MIT.<text:s/></text:span><text:span text:style-name="T165">http://eccl.mit.edu/papers/TICS.pdf</text:span></text:p>
        </text:list-item>
      </text:list>
      <text:p text:style-name="P166"/>
      <text:list text:style-name="LFO1" text:continue-numbering="true">
        <text:list-item>
          <text:p text:style-name="P167"><text:span text:style-name="T168">Hacking Note.<text:s/></text:span><text:span text:style-name="T169">How to Choose a Machine Learning Algorithm</text:span><text:span text:style-name="T170">.<text:s/></text:span><text:span text:style-name="T171">https://www.hackingnote.com/en/data-science-in-theory/algorithm-pros-and-cons/</text:span></text:p>
        </text:list-item>
      </text:list>
      <text:p text:style-name="P172"/>
      <text:list text:style-name="LFO1" text:continue-numbering="true">
        <text:list-item>
          <text:p text:style-name="P173"><text:span text:style-name="T174">Quach, Katyanna.<text:s/></text:span><text:span text:style-name="T175">How DeepMind’s AlphaGo Zero Learned All by Itself to Trash World Champ AI AlphaGo.</text:span><text:span text:style-name="T176"><text:s/>18 October 2017.<text:s/></text:span><text:span text:style-name="T177">https://www.theregister.co.uk/2017/10/18/deepminds_latest_alphago_software_doesnt_need_human_data_to_win/</text:span></text:p>
        </text:list-item>
      </text:list>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FootnoteText" style:display-name="Footnote Text" style:family="paragraph" style:parent-style-name="Normal">
      <style:text-properties fo:hyphenate="false"/>
    </style:style>
    <style:style style:name="FootnoteTextChar" style:display-name="Footnote Text Char" style:family="text" style:parent-style-name="DefaultParagraphFont"/>
    <style:style style:name="FootnoteReference" style:display-name="Footnote Reference" style:family="text" style:parent-style-name="DefaultParagraphFont">
      <style:text-properties style:text-position="super 66.6%"/>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ubilay Agi</meta:initial-creator>
    <dc:creator>Kubilay Agi</dc:creator>
    <meta:creation-date>2017-12-07T05:00:00Z</meta:creation-date>
    <dc:date>2017-12-07T05:00:00Z</dc:date>
    <meta:template xlink:href="Normal.dotm" xlink:type="simple"/>
    <meta:editing-cycles>2</meta:editing-cycles>
    <meta:editing-duration>PT0S</meta:editing-duration>
    <meta:document-statistic meta:page-count="1" meta:paragraph-count="16" meta:word-count="1240" meta:character-count="8293" meta:row-count="58" meta:non-whitespace-character-count="7069"/>
  </office:meta>
</office:document-meta>
</file>